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ting up /etc/hosts for Storm</text:p>
      <text:p text:style-name="Standard"/>
      <text:p text:style-name="Standard">Set up <text:s/>/etc/hosts on each machine in a DHCP networked environment: </text:p>
      <text:p text:style-name="Standard"/>
      <text:p text:style-name="Standard">Computer 1, run ifconfig to determine ip address assignment: <text:s/></text:p>
      <text:p text:style-name="Standard"/>
      <text:p text:style-name="Standard">wlan0 <text:s text:c="4"/>Link encap:Ethernet <text:s/>HWaddr 00:24:D7:10:30:B0 <text:s/></text:p>
      <text:p text:style-name="Standard"><text:s text:c="10"/>inet addr:192.168.1.67 <text:s/>Bcast:192.168.1.255 <text:s/>Mask:255.255.255.0</text:p>
      <text:p text:style-name="Standard"/>
      <text:p text:style-name="Standard">Do same for computer 2: </text:p>
      <text:p text:style-name="Standard"/>
      <text:p text:style-name="Standard">wlan0 <text:s text:c="4"/>Link encap:Ethernet <text:s/>HWaddr 00:24:D7:10:1A:1C <text:s/></text:p>
      <text:p text:style-name="Standard"><text:s text:c="10"/>inet addr:192.168.1.66 <text:s/>Bcast:192.168.1.255 <text:s/>Mask:255.255.255.0</text:p>
      <text:p text:style-name="Standard"/>
      <text:p text:style-name="Standard">modify /etc/hosts on both computers, in this case they are the same: </text:p>
      <text:p text:style-name="Standard"/>
      <text:p text:style-name="Standard">192.168.1.67 <text:s text:c="3"/>storm0</text:p>
      <text:p text:style-name="Standard">192.168.1.66 <text:s text:c="3"/>storm1</text:p>
      <text:p text:style-name="Standard">127.0.0.1<text:tab/>localhost.localdomain localhost</text:p>
      <text:p text:style-name="Standard">::1 <text:s text:c="12"/>localhost6.localdomain6 localhost6</text:p>
      <text:p text:style-name="Standard"/>
      <text:p text:style-name="Standard"/>
      <text:p text:style-name="Standard">no need to reboot, the network host addresses are updated when the files change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7:08:38</meta:creation-date>
    <meta:document-statistic meta:table-count="0" meta:image-count="0" meta:object-count="0" meta:page-count="1" meta:paragraph-count="14" meta:word-count="84" meta:character-count="735"/>
    <dc:date>2013-04-11T17:11:37</dc:date>
    <meta:editing-duration>PT2M59S</meta:editing-duration>
    <meta:editing-cycles>1</meta:editing-cycles>
    <meta:generator>OpenOffice.org/3.4.1$Unix OpenOffice.org_project/341m1$Build-9593</meta:generator>
  </office:meta>
</office:document-meta>
</file>